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spanned="1" table:number-rows-spanned="9"/>
          <table:table-cell office:value-type="string" calcext:value-type="string" table:number-columns-spanned="5" table:number-rows-spanned="9">
            <text:p>Need to write a camera driver ,it has to be interfaced with Raspberry pi board.</text:p>
            <text:p>That camera able to take  HD images.</text:p>
            <text:p/>
          </table:table-cell>
          <table:covered-table-cell table:number-columns-repeated="4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table-cell/>
          <table:table-cell office:value-type="string" calcext:value-type="string" table:number-columns-spanned="5" table:number-rows-spanned="6">
            <text:p>Need to write  a gui which contains 3 buttons,camera,local,web.</text:p>
            <text:p>By clicking on camera button it has to capture a picture from camera</text:p>
            <text:p>By clicking on local button it will able to browse from local system.</text:p>
            <text:p>By clicking on web button Able to take images from a database.</text:p>
          </table:table-cell>
          <table:covered-table-cell table:number-columns-repeated="4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5" table:number-rows-spanned="8">
            <text:p>After taking that image from camera or local or from web ,It has to </text:p>
            <text:p>Comapre that image with a database ,if any of the image in that </text:p>
            <text:p>Datbase matches with our query image extract the details of that imge.</text:p>
            <text:p>Store the extracted details in cloud.</text:p>
          </table:table-cell>
          <table:covered-table-cell table:number-columns-repeated="4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5" table:number-rows-spanned="5">
            <text:p>Need to create sql database tp store the details.</text:p>
          </table:table-cell>
          <table:covered-table-cell table:number-columns-repeated="4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0:20:31.329291770</meta:creation-date>
    <dc:date>2017-10-23T10:33:30.201467622</dc:date>
    <meta:editing-duration>PT12M58S</meta:editing-duration>
    <meta:editing-cycles>3</meta:editing-cycles>
    <meta:generator>LibreOffice/5.1.6.2$Linux_X86_64 LibreOffice_project/10m0$Build-2</meta:generator>
    <meta:document-statistic meta:table-count="1" meta:cell-count="4" meta:object-count="0"/>
  </office:meta>
</office:document-meta>
</file>